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e15d9" officeooo:paragraph-rsid="000e15d9"/>
    </style:style>
    <style:style style:name="P2" style:family="paragraph" style:parent-style-name="Text_20_body">
      <style:text-properties officeooo:rsid="00070272" officeooo:paragraph-rsid="00070272"/>
    </style:style>
    <style:style style:name="P3" style:family="paragraph" style:parent-style-name="Text_20_body">
      <style:text-properties officeooo:rsid="00086848" officeooo:paragraph-rsid="00086848"/>
    </style:style>
    <style:style style:name="P4" style:family="paragraph" style:parent-style-name="Text_20_body">
      <style:text-properties officeooo:paragraph-rsid="00086848"/>
    </style:style>
    <style:style style:name="P5" style:family="paragraph" style:parent-style-name="Text_20_body">
      <style:text-properties officeooo:rsid="0009af87" officeooo:paragraph-rsid="0009af87"/>
    </style:style>
    <style:style style:name="P6" style:family="paragraph" style:parent-style-name="Text_20_body">
      <style:text-properties officeooo:rsid="0009af87" officeooo:paragraph-rsid="000b384a"/>
    </style:style>
    <style:style style:name="P7" style:family="paragraph" style:parent-style-name="Text_20_body">
      <style:text-properties officeooo:rsid="000b384a" officeooo:paragraph-rsid="000b384a"/>
    </style:style>
    <style:style style:name="P8" style:family="paragraph" style:parent-style-name="Text_20_body">
      <style:text-properties officeooo:rsid="000bd48e" officeooo:paragraph-rsid="000bd48e"/>
    </style:style>
    <style:style style:name="P9" style:family="paragraph" style:parent-style-name="Text_20_body">
      <style:text-properties officeooo:rsid="000e1ad2" officeooo:paragraph-rsid="000e1ad2"/>
    </style:style>
    <style:style style:name="P10" style:family="paragraph" style:parent-style-name="Text_20_body">
      <style:text-properties officeooo:paragraph-rsid="00110549"/>
    </style:style>
    <style:style style:name="P11" style:family="paragraph" style:parent-style-name="Heading_20_2">
      <style:text-properties officeooo:rsid="000b0aa5" officeooo:paragraph-rsid="00123e78"/>
    </style:style>
    <style:style style:name="P12" style:family="paragraph" style:parent-style-name="Heading_20_3">
      <style:text-properties officeooo:rsid="000b0aa5" officeooo:paragraph-rsid="00123e78"/>
    </style:style>
    <style:style style:name="P13" style:family="paragraph" style:parent-style-name="Text_20_body" style:list-style-name="L1">
      <style:text-properties officeooo:rsid="00086848" officeooo:paragraph-rsid="00086848"/>
    </style:style>
    <style:style style:name="P14" style:family="paragraph" style:parent-style-name="Text_20_body" style:list-style-name="L2">
      <style:text-properties officeooo:rsid="000e1ad2" officeooo:paragraph-rsid="000e1ad2"/>
    </style:style>
    <style:style style:name="P15" style:family="paragraph" style:parent-style-name="Text_20_body">
      <style:text-properties officeooo:paragraph-rsid="00123e78"/>
    </style:style>
    <style:style style:name="T1" style:family="text">
      <style:text-properties officeooo:rsid="00070272"/>
    </style:style>
    <style:style style:name="T2" style:family="text">
      <style:text-properties officeooo:rsid="00086848"/>
    </style:style>
    <style:style style:name="T3" style:family="text">
      <style:text-properties officeooo:rsid="0009af87"/>
    </style:style>
    <style:style style:name="T4" style:family="text">
      <style:text-properties officeooo:rsid="000b384a"/>
    </style:style>
    <style:style style:name="T5" style:family="text">
      <style:text-properties officeooo:rsid="000bd48e"/>
    </style:style>
    <style:style style:name="T6" style:family="text">
      <style:text-properties officeooo:rsid="000dbda2"/>
    </style:style>
    <style:style style:name="T7" style:family="text">
      <style:text-properties officeooo:rsid="000e1ad2"/>
    </style:style>
    <style:style style:name="T8" style:family="text">
      <style:text-properties officeooo:rsid="000f1d5c"/>
    </style:style>
    <style:style style:name="T9" style:family="text">
      <style:text-properties officeooo:rsid="000f568d"/>
    </style:style>
    <style:style style:name="T10" style:family="text">
      <style:text-properties officeooo:rsid="00110549"/>
    </style:style>
    <style:style style:name="T11" style:family="text">
      <style:text-properties officeooo:rsid="000b52bf"/>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What did other people do, and how is it relevant to what you want to do?<text:line-break/>\section{Guidance}<text:line-break/>\begin{itemize} <text:s text:c="3"/><text:line-break/> <text:s text:c="3"/>\item<text:line-break/> <text:s text:c="5"/>Don't give a laundry list of references.<text:line-break/> <text:s text:c="3"/>\item<text:line-break/> <text:s text:c="5"/>Tie everything you say to your problem.<text:line-break/> <text:s text:c="3"/>\item<text:line-break/> <text:s text:c="5"/>Present an argument.<text:line-break/> <text:s text:c="3"/>\item Think critically; weigh up the contribution of the background and put it in context. <text:s text:c="3"/><text:line-break/> <text:s text:c="3"/>\item<text:line-break/> <text:s text:c="5"/>\textbf{Don't write a tutorial}; provide background and cite<text:line-break/> <text:s text:c="5"/>references for further information.<text:line-break/>\end{itemize}</text:p>
      <text:p text:style-name="Standard"/>
      <text:p text:style-name="Standard"/>
      <text:h text:style-name="Heading_20_4" text:outline-level="4">Sailwave</text:h>
      <text:p text:style-name="P2">Sailwave <text:span text:style-name="T2">REF</text:span> is the software currently used by Castle Semple Sailing Club. <text:span text:style-name="T2">It is free, but closed source, software, originally released in 2001.</text:span></text:p>
      <text:p text:style-name="P4"><text:span text:style-name="T2">From its website: “</text:span>Sailwave is a popular, fully-featured, easy-to-use, multi-lingual, sailing results/scoring application for Windows from XP to Windows 11“</text:p>
      <text:p text:style-name="P3">Sailwave has a large list of features. Some notable ones are as follows:</text:p>
      <text:list xml:id="list2049198204" text:style-name="L1">
        <text:list-item>
          <text:p text:style-name="P13">Flexible scoring: score across all competitors or by fleet, club, nationality, etc. </text:p>
        </text:list-item>
        <text:list-item>
          <text:p text:style-name="P13">Publish retirement sheets, competitor lists, alternative penalty sheets, etc. </text:p>
        </text:list-item>
        <text:list-item>
          <text:p text:style-name="P13">Send your news (reports, results, and photos) directly to the Yachts and Yachting magazine website. </text:p>
        </text:list-item>
        <text:list-item>
          <text:p text:style-name="P13">Publish directly into programs like Microsoft Word and Excel etc. </text:p>
        </text:list-item>
        <text:list-item>
          <text:p text:style-name="P13">Publish to web documents (HTML) for upload to websites or printing or emailing. Integrated support for FTP/SFTP/SSH/FTPS.</text:p>
        </text:list-item>
      </text:list>
      <text:p text:style-name="P3">It can be seen that the software contains a myriad of different features and use cases. The front page of the it’s website lists 33 different features, some of which were shown above. It can be deduced from this <text:span text:style-name="T3">that the program is bloated, cluttered and confusing.</text:span></text:p>
      <text:p text:style-name="P5">Figure X shows the page a user is greeted with upon first startup of the program. There are many bottoms and menus presented in the tool bar, but many are greyed out and it is not immediately clear where to start.</text:p>
      <text:p text:style-name="P6">Figure Y shows Sailwave when a user has started a new series and is attempting to edit one of the entries. A massive amount of different fields are available to be filled out across multiple tabs. <text:span text:style-name="T4">It is not clear which cell in the excel-like table corresponds with which entry in the dialogue box. It is clear that </text:span>Sailwave <text:span text:style-name="T4">provides lots of support for various uses, but how much of what Sailwave does it directly relevant to a small sailing club? </text:span><text:span text:style-name="T5">The importance of restricting the features of programs is shown in an article by X. </text:span><text:span text:style-name="T6">In it, he says that bloated software takes more time to design, code and debug. This can be seen in Sailwave, as to reach its current state, the software has been continually added to over the past 22-years, since its first release to 2001 REF.</text:span></text:p>
      <text:p text:style-name="P6"><text:soft-page-break/></text:p>
      <text:p text:style-name="P7">Sailwave does succeed in presenting some of its information, mainly the race details shown in the excel like table, as can be seen in figure Z, in a clear and easy to understand manner. The format of the data takes after a Microsoft Excel spreadsheet REF, shown in figure F, <text:span text:style-name="T5">The resemblance is apparent. As many people are familiar with spreadsheets, past skills can make it more easy for a use to understand Sailwave.</text:span></text:p>
      <text:p text:style-name="P7"/>
      <text:p text:style-name="P8">Overall, the standardised excel-like format Sailwave uses is a good lesson that can be learned from when designing a new solution, particularly as the members of <text:span text:style-name="T1">Castle Semple Sailing Club </text:span>are already used to Sailwave. The over-complexity and feature-bloat of Sailwave presents an opportunity to improve upon it, by cutting out many of the features that aren't relevant to a small-scale sailing club.</text:p>
      <text:p text:style-name="P3"/>
      <text:p text:style-name="Standard"><text:bookmark text:name="base-credit"/>SailingClubManager <text:bookmark text:name="base-right"/></text:p>
      <text:p text:style-name="Text_20_body"/>
      <text:p text:style-name="P1"><text:bookmark text:name="base-credit1"/>Sailing Club Manager <text:span text:style-name="T7">REF</text:span> is a web-based application that takes different approach. <text:span text:style-name="T7">It seeks to provide a complete platform to manager every part of a sailing club, from race scoring to membership management to morning booking. It is purchased via a subscription. </text:span></text:p>
      <text:p text:style-name="P10"><text:span text:style-name="T7">While the scope of club manager is obviously far beyond the problem this project seeks to tackle, it does show an example of a more professional solution. As </text:span><text:bookmark text:name="base-credit2"/>Sailing Club Manager <text:span text:style-name="T7">is paid software, and the don’t provide any example on their website, the exact functionality of it cannot be analysed and compared.</text:span></text:p>
      <text:p text:style-name="P9">Focusing in on the race scoring feature, the website REF, <text:span text:style-name="T8">shown in figure X, </text:span><text:s/>lists, among others, the following features:</text:p>
      <text:list xml:id="list3932948138" text:style-name="L2">
        <text:list-item>
          <text:p text:style-name="P14">It can be used on any device that can browse the internet including tablets, Macs and PCs. </text:p>
        </text:list-item>
        <text:list-item>
          <text:p text:style-name="P14">It's easy to use and doesn't require Race officers to learn complicated software. </text:p>
        </text:list-item>
      </text:list>
      <text:p text:style-name="P9"><text:span text:style-name="T8">Compared to Sailwave, the features are much smaller in number, and directed towards a simple use-case, Rather than the sheer density of features Sailwave provides. </text:span>This shows that this software is much more directed towards ease of use and practicality, than Sailwave. Due to the lack of tech skills among the members of Castle Semple Sailing Club, <text:span text:style-name="T8">having a new solution take an approach more similar to club manager may be beneficial.</text:span></text:p>
      <text:p text:style-name="P10"><text:span text:style-name="T9">As the scope of </text:span><text:bookmark text:name="base-credit4"/>Sailing Club Manager <text:span text:style-name="T9">far exceeds that of what </text:span><text:span text:style-name="T7">Castle Semple Sailing Club </text:span><text:span text:style-name="T9">want, it can be used as an example of what to stay away from. </text:span><text:span text:style-name="T10">If the scope and features of a new solution begin to resemble that of </text:span><text:bookmark text:name="base-credit3"/>Sailing Club Manager<text:bookmark text:name="base-right3"/>, <text:span text:style-name="T10">then they should be reduced.</text:span></text:p>
      <text:p text:style-name="P9"/>
      <text:h text:style-name="Heading_20_3" text:outline-level="3"><text:soft-page-break/></text:h>
      <text:h text:style-name="Heading_20_3" text:outline-level="3"/>
      <text:h text:style-name="Heading_20_3" text:outline-level="3"/>
      <text:h text:style-name="Heading_20_3" text:outline-level="3">Sail event</text:h>
      <text:p text:style-name="Text_20_body"/>
      <text:h text:style-name="P12" text:outline-level="3">High level requiremtns</text:h>
      <text:p text:style-name="P15"/>
      <text:h text:style-name="P11" text:outline-level="2">Note<text:span text:style-name="T11">s</text:span> form meeting</text:h>
      <text:p text:style-name="P15"/>
      <text:h text:style-name="P11" text:outline-level="2">User stries ranked MVP ect</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3-14T16:55:57.503000000</dc:date>
    <meta:editing-duration>PT5M53S</meta:editing-duration>
    <meta:editing-cycles>3</meta:editing-cycles>
    <meta:generator>LibreOffice/7.2.4.1$Windows_X86_64 LibreOffice_project/27d75539669ac387bb498e35313b970b7fe9c4f9</meta:generator>
    <meta:document-statistic meta:table-count="0" meta:image-count="0" meta:object-count="0" meta:page-count="3" meta:paragraph-count="27" meta:word-count="843" meta:character-count="5071" meta:non-whitespace-character-count="4195"/>
  </office:meta>
</office:document-meta>
</file>